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" svg:font-family="Lato, ui-sans-serif, system-ui, apple-system, BlinkMacSystemFont, 'Segoe UI', Roboto, 'Helvetica Neue', Arial, 'Noto Sans', sans-serif, 'Apple Color Emoji', 'Segoe UI Emoji', 'Segoe UI Symbol', 'Noto Color Emoji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a4f55" loext:opacity="100%" style:font-name="Lato" fo:font-size="10.5pt" fo:letter-spacing="normal" fo:font-style="normal" fo:font-weight="bold" style:font-weight-asian="bold" style:font-weight-complex="bold"/>
    </style:style>
    <style:style style:name="P2" style:family="paragraph" style:parent-style-name="Standard">
      <style:text-properties officeooo:rsid="00028193" officeooo:paragraph-rsid="00028193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028193" style:font-weight-asian="bold" style:font-weight-complex="bold"/>
    </style:style>
    <style:style style:name="P5" style:family="paragraph" style:parent-style-name="Standard">
      <style:text-properties fo:font-weight="bold" officeooo:rsid="00028193" officeooo:paragraph-rsid="00028193" style:font-weight-asian="bold" style:font-weight-complex="bold"/>
    </style:style>
    <style:style style:name="T1" style:family="text">
      <style:text-properties officeooo:rsid="00028193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Prototipado dinámico completo</text:p>
      <text:p text:style-name="Standard">en el archivo src/main/resources/templates/index.html se observa un prototipado dinámico completo. Se utilizan componentes visuales de Bootstrap (navbar, tarjetas, modales, tablas, carrusel) y datos dinámicos con Thymeleaf (th:text, th:each, etc.), lo que permite que la interfaz se adapte y muestre información proveniente del backend. Esto cumple con el requisito de prototipado dinámico completo.</text:p>
      <text:p text:style-name="Standard"/>
      <text:p text:style-name="Standard"/>
      <text:p text:style-name="P3">2) <text:bookmark-start text:name="__DdeLink__0_927449027"/>Framework front-end (Bootstrap) con componentes: formularios, validación, ventanas modales, barras de navegación, tablas, carrusel, entre otros.<text:bookmark-end text:name="__DdeLink__0_927449027"/></text:p>
      <text:p text:style-name="Standard">Sí, en el archivo src/main/resources/templates/index.html se están utilizando los siguientes componentes de Bootstrap:</text:p>
      <text:p text:style-name="Standard"/>
      <text:p text:style-name="Standard">Barras de navegación: &lt;nav class="navbar ..."&gt;</text:p>
      <text:p text:style-name="Standard">Ventanas modales: Hay tres modales (modalUno, modalDos, modalTres) usando clases modal y atributos data-bs-toggle="modal".</text:p>
      <text:p text:style-name="Standard">Tablas: Se usa una tabla con clases table table-hover para mostrar próximas citas.</text:p>
      <text:p text:style-name="Standard">Carrusel: Se incluye con th:replace="~{fragments/header :: carrusel}" (el carrusel está en un fragmento aparte).</text:p>
      <text:p text:style-name="Standard">Formularios: En este archivo no hay formularios visibles, pero podrían estar en otras vistas.</text:p>
      <text:p text:style-name="Standard">Validación: No se observa validación de formularios en este archivo.</text:p>
      <text:p text:style-name="Standard">Otros componentes: Tarjetas (card), botones (btn), iconos (bi), y diseño responsivo (container, row, col-*).</text:p>
      <text:p text:style-name="Standard">Resumen:</text:p>
      <text:p text:style-name="Standard">Se usan la mayoría de los componentes requeridos (barra de navegación, modales, tablas, carrusel, tarjetas, botones). Falta ver formularios y validación en este archivo, pero podrían estar presentes en otras vistas del proyecto.</text:p>
      <text:p text:style-name="Standard"/>
      <text:p text:style-name="P3">3) <text:bookmark-start text:name="__DdeLink__2_927449027"/>Framework backend (Spring Boot)<text:bookmark-end text:name="__DdeLink__2_927449027"/></text:p>
      <text:p text:style-name="Standard">Sí, el proyecto está usando el framework backend Spring Boot. Esto se confirma por la estructura del proyecto, las dependencias en los logs y la clase principal HappypetsApplication que inicia con Spring Boot.</text:p>
      <text:p text:style-name="Standard"/>
      <text:p text:style-name="P3">4) <text:bookmark-start text:name="__DdeLink__4_927449027"/>Spring Web: @Controller, @GetMapping, @PostMapping<text:bookmark-end text:name="__DdeLink__4_927449027"/></text:p>
      <text:p text:style-name="Standard">Las anotaciones @Controller, @GetMapping y @PostMapping de Spring Web se utilizan en las clases del paquete de controladores, normalmente ubicadas en src/main/java/tu/paquete/controller </text:p>
      <text:p text:style-name="Standard"/>
      <text:p text:style-name="P4">5) Thymeleaf: 10 Atributos, 5 expresiones</text:p>
      <text:p text:style-name="Standard">En el archivo src/main/resources/templates/index.html se utilizan los siguientes atributos de <text:span text:style-name="T2">Thymeleaf (prefijo th:):</text:span></text:p>
      <text:p text:style-name="Standard"/>
      <text:p text:style-name="Standard">th:href</text:p>
      <text:p text:style-name="Standard">th:src</text:p>
      <text:p text:style-name="Standard">th:replace</text:p>
      <text:p text:style-name="Standard">th:text</text:p>
      <text:p text:style-name="Standard">th:each</text:p>
      <text:p text:style-name="P3">Cantidad de usos en este archivo:</text:p>
      <text:p text:style-name="Standard">th:href: 5 veces (en enlaces y hoja de estilos)</text:p>
      <text:p text:style-name="Standard">th:src: 3 veces (en imágenes)</text:p>
      <text:p text:style-name="Standard">th:replace: 2 veces (para incluir fragmentos)</text:p>
      <text:p text:style-name="Standard">th:text: 7 veces (para mostrar variables y datos)</text:p>
      <text:p text:style-name="Standard">th:each: 1 vez (para iterar sobre próximas citas)</text:p>
      <text:p text:style-name="Standard"><text:soft-page-break/></text:p>
      <text:p text:style-name="P3">Resumen de expresiones:</text:p>
      <text:p text:style-name="Standard"/>
      <text:p text:style-name="Standard">${...}: Expresión de variable de contexto (por ejemplo, ${citasHoy}, ${proximasCitas}).</text:p>
      <text:p text:style-name="Standard">#temporals.format(...): Expresión de utilidad para formatear fechas.</text:p>
      <text:p text:style-name="Standard">Ejemplos concretos:</text:p>
      <text:p text:style-name="Standard"/>
      <text:p text:style-name="Standard">${citasHoy}</text:p>
      <text:p text:style-name="Standard">${totalPacientes}</text:p>
      <text:p text:style-name="Standard">${totalMedicos}</text:p>
      <text:p text:style-name="Standard">${totalConsultorios}</text:p>
      <text:p text:style-name="Standard">${proximasCitas}</text:p>
      <text:p text:style-name="Standard">${cita.paciente.nombre + ' ' + cita.paciente.apellido}</text:p>
      <text:p text:style-name="Standard">${cita.medico.nombre}</text:p>
      <text:p text:style-name="Standard">${cita.medico.apellido}</text:p>
      <text:p text:style-name="Standard">${cita.medico.especialidad.nombre}</text:p>
      <text:p text:style-name="Standard">${cita.consultorio.codigo}</text:p>
      <text:p text:style-name="Standard">#temporals.format(cita.fechaHora, 'dd/MM/yyyy HH:mm')</text:p>
      <text:p text:style-name="Standard">Estas expresiones permiten mostrar datos dinámicos y recorrer listas en la plantilla.</text:p>
      <text:p text:style-name="Standard"/>
      <text:p text:style-name="P3">6) <text:bookmark-start text:name="__DdeLink__8_927449027"/>Spring Data JPA: 5 clases relacionales en el modelo y en total 10 anotaciones<text:bookmark-end text:name="__DdeLink__8_927449027"/></text:p>
      <text:p text:style-name="Standard"><text:span text:style-name="T1">Se esta </text:span>usando Spring Data JPA, las clases relacionales suelen estar en el paquete model o entity </text:p>
      <text:p text:style-name="Standard">Las clases relacionales típicas para una clínica serían: Cita, Paciente, Medico, Consultorio, Especialidad.</text:p>
      <text:p text:style-name="Standard"/>
      <text:p text:style-name="Standard">Las 10 anotaciones más comunes de JPA que puedes encontrar en estas clases son:</text:p>
      <text:p text:style-name="Standard"/>
      <text:p text:style-name="Standard">@Entity — Marca la clase como entidad JPA.</text:p>
      <text:p text:style-name="Standard">@Table — Especifica la tabla en la base de datos.</text:p>
      <text:p text:style-name="Standard">@Id — Indica el campo clave primaria.</text:p>
      <text:p text:style-name="Standard">@GeneratedValue — Estrategia de generación de la clave primaria.</text:p>
      <text:p text:style-name="Standard">@Column — Configura columnas específicas.</text:p>
      <text:p text:style-name="Standard">@ManyToOne — Relación muchos a uno.</text:p>
      <text:p text:style-name="Standard">@OneToMany — Relación uno a muchos.</text:p>
      <text:p text:style-name="Standard">@JoinColumn — Especifica la columna de unión para relaciones.</text:p>
      <text:p text:style-name="Standard">@ManyToMany — Relación muchos a muchos.</text:p>
      <text:p text:style-name="Standard">@OneToOne — Relación uno a uno.</text:p>
      <text:p text:style-name="Standard">Dónde están en el proyecto:</text:p>
      <text:p text:style-name="Standard"/>
      <text:p text:style-name="Standard">7) CRUD completo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8)<text:bookmark-start text:name="__DdeLink__10_927449027"/> Spring Validator: 10 validaciones en las clases del modelo<text:bookmark-end text:name="__DdeLink__10_927449027"/> y 1 validación</text:p>
      <text:p text:style-name="Standard"><text:span text:style-name="T1">L</text:span>as validaciones de Spring Validator suelen implementarse usando anotaciones de Bean Validation (javax.validation o jakarta.validation) en las clases del modelo, ubicadas normalmente en </text:p>
      <text:p text:style-name="Standard">Las 10 validaciones más comunes y su uso típico serían:</text:p>
      <text:p text:style-name="Standard">@NotNull — El campo no puede ser nulo.</text:p>
      <text:p text:style-name="Standard">@NotBlank — El campo no puede estar vacío (para Strings).</text:p>
      <text:p text:style-name="Standard">@NotEmpty — El campo no puede estar vacío (colecciones o Strings).</text:p>
      <text:p text:style-name="Standard">@Size — Tamaño mínimo/máximo de cadenas o colecciones.</text:p>
      <text:p text:style-name="Standard">@Email — Formato de correo electrónico válido.</text:p>
      <text:p text:style-name="Standard">@Min — Valor mínimo para números.</text:p>
      <text:p text:style-name="Standard">@Max — Valor máximo para números.</text:p>
      <text:p text:style-name="Standard">@Pattern — Expresión regular para validar el formato.</text:p>
      <text:p text:style-name="Standard">@Past — Fecha debe ser en el pasado.</text:p>
      <text:p text:style-name="Standard">@Future — Fecha debe ser en el futuro.</text:p>
      <text:p text:style-name="Standard">Dónde se usan:</text:p>
      <text:p text:style-name="Standard">Estas anotaciones se colocan sobre los atributos de las entidades, por ejemplo en la clase Paciente:</text:p>
      <text:p text:style-name="Standard"/>
      <text:p text:style-name="P5">PERSONALIZADA</text:p>
      <text:p text:style-name="P2">en el archivo src/main/java/com/grupo2/happypets/validation/UniqueDni.java se define una validación específica personalizada mediante la anotación @UniqueDni.</text:p>
      <text:p text:style-name="P2">Esta anotación se utiliza para validar que el campo DNI sea único en la base de datos, y está asociada a la clase validadora UniqueDniValidato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" svg:font-family="Lato, ui-sans-serif, system-ui, apple-system, BlinkMacSystemFont, 'Segoe UI', Roboto, 'Helvetica Neue', Arial, 'Noto Sans', sans-serif, 'Apple Color Emoji', 'Segoe UI Emoji', 'Segoe UI Symbol', 'Noto Color Emoji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18:46:53.577800653</meta:creation-date>
    <dc:date>2025-06-12T19:00:22.563295214</dc:date>
    <meta:editing-duration>PT52S</meta:editing-duration>
    <meta:editing-cycles>1</meta:editing-cycles>
    <meta:document-statistic meta:table-count="0" meta:image-count="0" meta:object-count="0" meta:page-count="3" meta:paragraph-count="80" meta:word-count="693" meta:character-count="5107" meta:non-whitespace-character-count="4471"/>
    <meta:generator>LibreOffice/24.2.7.2$Linux_X86_64 LibreOffice_project/420$Build-2</meta:generator>
  </office:meta>
</office:document-meta>
</file>